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01b0" officeooo:paragraph-rsid="000e01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струкция пользователя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09:16:18.208000000</meta:creation-date>
    <dc:date>2015-10-31T09:17:00.501000000</dc:date>
    <meta:editing-duration>PT43S</meta:editing-duration>
    <meta:editing-cycles>1</meta:editing-cycles>
    <meta:document-statistic meta:table-count="0" meta:image-count="0" meta:object-count="0" meta:page-count="1" meta:paragraph-count="1" meta:word-count="2" meta:character-count="23" meta:non-whitespace-character-count="22"/>
    <meta:generator>LibreOffice/4.4.4.3$Windows_x86 LibreOffice_project/2c39ebcf046445232b798108aa8a7e7d89552ea8</meta:generator>
  </office:meta>
</office:document-meta>
</file>